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00%" fo:text-align="end" style:justify-single-word="false"/>
      <style:text-properties style:font-name="Times New Roman2" officeooo:rsid="001e8c21" officeooo:paragraph-rsid="0024a3ba"/>
    </style:style>
    <style:style style:name="P2" style:family="paragraph" style:parent-style-name="Standard">
      <style:paragraph-properties fo:line-height="100%" fo:text-align="end" style:justify-single-word="false"/>
      <style:text-properties style:font-name="Times New Roman2" fo:font-size="9pt" officeooo:rsid="001e8c21" officeooo:paragraph-rsid="0024a3ba" style:font-size-asian="9pt" style:font-size-complex="9pt"/>
    </style:style>
    <style:style style:name="P3" style:family="paragraph" style:parent-style-name="Standard">
      <style:paragraph-properties fo:line-height="200%"/>
      <style:text-properties style:font-name="Times New Roman2" fo:font-size="12pt" officeooo:rsid="0020c2d0" officeooo:paragraph-rsid="0020c2d0" style:font-size-asian="12pt" style:font-size-complex="12pt"/>
    </style:style>
    <style:style style:name="P4" style:family="paragraph" style:parent-style-name="Standard">
      <style:paragraph-properties fo:line-height="200%"/>
      <style:text-properties style:font-name="Times New Roman2" fo:font-size="12pt" officeooo:rsid="0020c2d0" officeooo:paragraph-rsid="003dd1bb" style:font-size-asian="12pt" style:font-size-complex="12pt"/>
    </style:style>
    <style:style style:name="P5" style:family="paragraph" style:parent-style-name="Standard">
      <style:paragraph-properties fo:line-height="200%"/>
      <style:text-properties style:font-name="Times New Roman2" fo:font-size="12pt" officeooo:rsid="0020c2d0" officeooo:paragraph-rsid="0044789b" style:font-size-asian="12pt" style:font-size-complex="12pt"/>
    </style:style>
    <style:style style:name="P6" style:family="paragraph" style:parent-style-name="Standard">
      <style:paragraph-properties fo:line-height="200%"/>
      <style:text-properties style:font-name="Times New Roman2" fo:font-size="12pt" officeooo:rsid="0020c2d0" officeooo:paragraph-rsid="004edfd3" style:font-size-asian="12pt" style:font-size-complex="12pt"/>
    </style:style>
    <style:style style:name="P7" style:family="paragraph" style:parent-style-name="Standard">
      <style:paragraph-properties fo:line-height="100%"/>
      <style:text-properties style:font-name="Times New Roman2" fo:font-size="12pt" officeooo:rsid="0020c2d0" officeooo:paragraph-rsid="003dd1bb" style:font-size-asian="12pt" style:font-size-complex="12pt"/>
    </style:style>
    <style:style style:name="P8" style:family="paragraph" style:parent-style-name="Standard">
      <style:paragraph-properties fo:line-height="100%"/>
      <style:text-properties style:font-name="Times New Roman2" fo:font-size="12pt" officeooo:rsid="003dd1bb" officeooo:paragraph-rsid="003dd1bb" style:font-size-asian="12pt" style:font-size-complex="12pt"/>
    </style:style>
    <style:style style:name="P9" style:family="paragraph" style:parent-style-name="Standard">
      <style:paragraph-properties fo:line-height="100%"/>
      <style:text-properties style:font-name="Times New Roman2" fo:font-size="12pt" officeooo:rsid="003eaf33" officeooo:paragraph-rsid="003dd1bb" style:font-size-asian="12pt" style:font-size-complex="12pt"/>
    </style:style>
    <style:style style:name="P10" style:family="paragraph" style:parent-style-name="Standard">
      <style:paragraph-properties fo:line-height="100%"/>
      <style:text-properties style:font-name="Times New Roman2" fo:font-size="12pt" officeooo:rsid="00407b67" officeooo:paragraph-rsid="00407b67" style:font-size-asian="12pt" style:font-size-complex="12pt"/>
    </style:style>
    <style:style style:name="P11" style:family="paragraph" style:parent-style-name="Standard">
      <style:paragraph-properties fo:line-height="200%" fo:break-before="page"/>
      <style:text-properties style:font-name="Times New Roman2" fo:font-size="12pt" officeooo:rsid="003dd1bb" officeooo:paragraph-rsid="003dd1bb" style:font-size-asian="12pt" style:font-size-complex="12pt"/>
    </style:style>
    <style:style style:name="P12" style:family="paragraph" style:parent-style-name="Standard">
      <style:paragraph-properties fo:line-height="200%"/>
      <style:text-properties style:font-name="Times New Roman2" fo:font-size="12pt" fo:font-style="normal" officeooo:rsid="005b8bd5" officeooo:paragraph-rsid="004edfd3" style:font-size-asian="12pt" style:font-style-asian="normal" style:font-size-complex="12pt" style:font-style-complex="normal"/>
    </style:style>
    <style:style style:name="P13" style:family="paragraph" style:parent-style-name="Standard">
      <style:paragraph-properties fo:line-height="200%"/>
      <style:text-properties style:font-name="Times New Roman2" fo:font-size="12pt" officeooo:rsid="0020c2d0" officeooo:paragraph-rsid="0065d4e3" style:font-size-asian="12pt" style:font-size-complex="12pt"/>
    </style:style>
    <style:style style:name="P14" style:family="paragraph" style:parent-style-name="Standard">
      <style:paragraph-properties fo:line-height="200%"/>
      <style:text-properties style:font-name="Times New Roman2" fo:font-size="12pt" officeooo:rsid="0020c2d0" officeooo:paragraph-rsid="00671049" style:font-size-asian="12pt" style:font-size-complex="12pt"/>
    </style:style>
    <style:style style:name="P15" style:family="paragraph" style:parent-style-name="Standard">
      <style:paragraph-properties fo:line-height="115%"/>
      <style:text-properties style:font-name="Arial" fo:font-weight="bold" officeooo:rsid="0073d40a" officeooo:paragraph-rsid="0073d40a" style:font-weight-asian="bold" style:font-weight-complex="bold"/>
    </style:style>
    <style:style style:name="P16" style:family="paragraph" style:parent-style-name="Bibliography_20_1">
      <style:paragraph-properties>
        <style:tab-stops/>
      </style:paragraph-properties>
    </style:style>
    <style:style style:name="P17" style:family="paragraph" style:parent-style-name="Bibliography_20_Heading">
      <style:paragraph-properties fo:break-before="page"/>
    </style:style>
    <style:style style:name="T1" style:family="text">
      <style:text-properties fo:font-size="9pt" style:font-size-asian="9pt" style:font-size-complex="9pt"/>
    </style:style>
    <style:style style:name="T2" style:family="text">
      <style:text-properties fo:font-size="9pt" officeooo:rsid="005f32ae" style:font-size-asian="9pt" style:font-size-complex="9pt"/>
    </style:style>
    <style:style style:name="T3" style:family="text">
      <style:text-properties fo:font-size="9pt" officeooo:rsid="001ecc01" style:font-size-asian="9pt" style:font-size-complex="9pt"/>
    </style:style>
    <style:style style:name="T4" style:family="text">
      <style:text-properties officeooo:rsid="0039f974"/>
    </style:style>
    <style:style style:name="T5" style:family="text">
      <style:text-properties officeooo:rsid="003dd1bb"/>
    </style:style>
    <style:style style:name="T6" style:family="text">
      <style:text-properties officeooo:rsid="003eaf33"/>
    </style:style>
    <style:style style:name="T7" style:family="text">
      <style:text-properties officeooo:rsid="00407b67"/>
    </style:style>
    <style:style style:name="T8" style:family="text">
      <style:text-properties officeooo:rsid="00424bae"/>
    </style:style>
    <style:style style:name="T9" style:family="text">
      <style:text-properties officeooo:rsid="00429c69"/>
    </style:style>
    <style:style style:name="T10" style:family="text">
      <style:text-properties fo:font-style="italic" officeooo:rsid="00507299" style:font-style-asian="italic" style:font-style-complex="italic"/>
    </style:style>
    <style:style style:name="T11" style:family="text">
      <style:text-properties fo:font-style="italic" officeooo:rsid="006b68d5" style:font-style-asian="italic" style:font-style-complex="italic"/>
    </style:style>
    <style:style style:name="T12" style:family="text">
      <style:text-properties fo:font-style="normal" officeooo:rsid="004da3ee" style:font-style-asian="normal" style:font-style-complex="normal"/>
    </style:style>
    <style:style style:name="T13" style:family="text">
      <style:text-properties fo:font-style="normal" officeooo:rsid="004edfd3" style:font-style-asian="normal" style:font-style-complex="normal"/>
    </style:style>
    <style:style style:name="T14" style:family="text">
      <style:text-properties fo:font-style="normal" officeooo:rsid="004f405c" style:font-style-asian="normal" style:font-style-complex="normal"/>
    </style:style>
    <style:style style:name="T15" style:family="text">
      <style:text-properties fo:font-style="normal" officeooo:rsid="004f87dd" style:font-style-asian="normal" style:font-style-complex="normal"/>
    </style:style>
    <style:style style:name="T16" style:family="text">
      <style:text-properties fo:font-style="normal" officeooo:rsid="005008ea" style:font-style-asian="normal" style:font-style-complex="normal"/>
    </style:style>
    <style:style style:name="T17" style:family="text">
      <style:text-properties fo:font-style="normal" officeooo:rsid="00507299" style:font-style-asian="normal" style:font-style-complex="normal"/>
    </style:style>
    <style:style style:name="T18" style:family="text">
      <style:text-properties fo:font-style="normal" officeooo:rsid="00524ccf" style:font-style-asian="normal" style:font-style-complex="normal"/>
    </style:style>
    <style:style style:name="T19" style:family="text">
      <style:text-properties fo:font-style="normal" officeooo:rsid="00539472" style:font-style-asian="normal" style:font-style-complex="normal"/>
    </style:style>
    <style:style style:name="T20" style:family="text">
      <style:text-properties fo:font-style="normal" officeooo:rsid="0054d30a" style:font-style-asian="normal" style:font-style-complex="normal"/>
    </style:style>
    <style:style style:name="T21" style:family="text">
      <style:text-properties fo:font-style="normal" officeooo:rsid="0056acfc" style:font-style-asian="normal" style:font-style-complex="normal"/>
    </style:style>
    <style:style style:name="T22" style:family="text">
      <style:text-properties fo:font-style="normal" officeooo:rsid="0057e0e2" style:font-style-asian="normal" style:font-style-complex="normal"/>
    </style:style>
    <style:style style:name="T23" style:family="text">
      <style:text-properties fo:font-style="normal" officeooo:rsid="0059cc54" style:font-style-asian="normal" style:font-style-complex="normal"/>
    </style:style>
    <style:style style:name="T24" style:family="text">
      <style:text-properties fo:font-style="normal" officeooo:rsid="005a2b63" style:font-style-asian="normal" style:font-style-complex="normal"/>
    </style:style>
    <style:style style:name="T25" style:family="text">
      <style:text-properties fo:font-style="normal" officeooo:rsid="005b8bd5" style:font-style-asian="normal" style:font-style-complex="normal"/>
    </style:style>
    <style:style style:name="T26" style:family="text">
      <style:text-properties fo:font-style="normal" officeooo:rsid="00641827" style:font-style-asian="normal" style:font-style-complex="normal"/>
    </style:style>
    <style:style style:name="T27" style:family="text">
      <style:text-properties fo:font-style="normal" officeooo:rsid="00655bef" style:font-style-asian="normal" style:font-style-complex="normal"/>
    </style:style>
    <style:style style:name="T28" style:family="text">
      <style:text-properties fo:font-style="normal" officeooo:rsid="0065d4e3" style:font-style-asian="normal" style:font-style-complex="normal"/>
    </style:style>
    <style:style style:name="T29" style:family="text">
      <style:text-properties fo:font-style="normal" officeooo:rsid="00671049" style:font-style-asian="normal" style:font-style-complex="normal"/>
    </style:style>
    <style:style style:name="T30" style:family="text">
      <style:text-properties fo:font-style="normal" officeooo:rsid="0067d644" style:font-style-asian="normal" style:font-style-complex="normal"/>
    </style:style>
    <style:style style:name="T31" style:family="text">
      <style:text-properties fo:font-style="normal" officeooo:rsid="00691f17" style:font-style-asian="normal" style:font-style-complex="normal"/>
    </style:style>
    <style:style style:name="T32" style:family="text">
      <style:text-properties fo:font-style="normal" officeooo:rsid="006a3be1" style:font-style-asian="normal" style:font-style-complex="normal"/>
    </style:style>
    <style:style style:name="T33" style:family="text">
      <style:text-properties fo:font-style="normal" officeooo:rsid="006b377d" style:font-style-asian="normal" style:font-style-complex="normal"/>
    </style:style>
    <style:style style:name="T34" style:family="text">
      <style:text-properties fo:font-style="normal" officeooo:rsid="006b68d5" style:font-style-asian="normal" style:font-style-complex="normal"/>
    </style:style>
    <style:style style:name="T35" style:family="text">
      <style:text-properties fo:font-style="normal" officeooo:rsid="006b9ddc" style:font-style-asian="normal" style:font-style-complex="normal"/>
    </style:style>
    <style:style style:name="T36" style:family="text">
      <style:text-properties fo:font-style="normal" officeooo:rsid="006cda2e" style:font-style-asian="normal" style:font-style-complex="normal"/>
    </style:style>
    <style:style style:name="T37" style:family="text">
      <style:text-properties fo:font-style="normal" officeooo:rsid="0070fd59" style:font-style-asian="normal" style:font-style-complex="normal"/>
    </style:style>
    <style:style style:name="T38" style:family="text">
      <style:text-properties fo:font-style="normal" officeooo:rsid="0074ce53" style:font-style-asian="normal" style:font-style-complex="normal"/>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Challenges to a systematic approach toward an urban science</text:p>
      <text:p text:style-name="P3"/>
      <text:p text:style-name="P5"><text:tab/><text:span text:style-name="T9">While the problems of cities have been documented by academics of various disciplines for some time, it is only in the last few decades that “urban science”, utilizing the rigorous tools and computational power of the physical sciences, has been used to provide quantitative measures of these problems. As the cost of computational power that can be brought to bear on these problems has decreased, the ambition of those trying to solve them has increased. This ambition has captured the notice of public policy makers eager for inexpensive solutions to what are often seen as intractable problems. In the United States, a recently announced initiative backed by the White House will see 21 partnerships formed between cities and universities to study “smart cities”.</text:span><text:span text:style-name="T9"><text:bibliography-mark text:identifier="whitehouse" text:bibliography-type="www" text:publisher="The White House" text:title="FACT SHEET: Administration Announces New “Smart Cities” Initiative to Help Communities Tackle Local Challenges and Improve City Services" text:year="2015" text:url="https://www.whitehouse.gov/the-press-office/2015/09/14/fact-sheet-administration-announces-new-smart-cities-initiative-help">(1)</text:bibliography-mark></text:span><text:span text:style-name="T9"> Similar initiatives are backed in Europe and Asia.</text:span><text:span text:style-name="T9"><text:bibliography-mark text:identifier="allwinkle" text:bibliography-type="article" text:author="Allwinkle, Sam and Cruickshank, Peter" text:journal="Journal of Urban Technologies" text:month="April" text:number="2" text:pages="1-16" text:title="Creating Smart-er Cities: An Overview" text:volume="18" text:year="2011">(2)</text:bibliography-mark></text:span><text:span text:style-name="T9"> As funding for these programs increase and as policy makers increasingly rely on their results, it becomes important to ensure that the practitioners of “urban science” are not overselling themselves. Specifically, can there be “urban science,” with all of the precision and deterministic certainty that implies? In this paper, we will first look at the nature of scientific inquiry and how science has come to be defined. We then look at how urban theorists have applied scientific principles in previous studies. Finally, we will look how urban science fits in the model of science, where it has gaps, and what the field must do to establish itself as a science.</text:span></text:p>
      <text:p text:style-name="P13"><text:span text:style-name="T9"><text:tab/>Whether ‘urban science’ can be a science at all is a question of epistemology. Aristotelian syllogism and empiricism dominated scientific thought in the medieval Christian and Islamic worlds. It was not until the programs of René Descartes and Francis Bacon that a widely accepted “scientific method” began to establish a systematic approach to developing scientific knowledge. Descartes’ </text:span><text:span text:style-name="T12">solipsis</text:span><text:span text:style-name="T26">m forms the</text:span><text:span text:style-name="T12"> foundation for his school of </text:span><text:span text:style-name="T28">r</text:span><text:span text:style-name="T12">ationalist thought, </text:span><text:span text:style-name="T26">which prioritizes deductive process from fundamental ideas that scientists can convince themselves are </text:span><text:soft-page-break/><text:span text:style-name="T26">absolutely true.</text:span><text:span text:style-name="T26"><text:bibliography-mark text:identifier="clarke06" text:bibliography-type="inbook" text:author="Clarke, Desmond M." text:booktitle="The Cambridge Companion to Descarte" text:chapter="9" text:pages="258-285" text:title="Descartes' philosophy of science and the scientific revolution" text:year="2006">(3)</text:bibliography-mark></text:span><text:span text:style-name="T26"> Bacon’s approach </text:span><text:span text:style-name="T27">prioritizes inductive reasoning from observations of </text:span><text:span text:style-name="T31">t</text:span><text:span text:style-name="T27">he physical world. </text:span><text:span text:style-name="T30">B</text:span><text:span text:style-name="T27">oth models have influenced the philosphy of science: </text:span><text:span text:style-name="T30">the Cartesian method emphasizes </text:span><text:span text:style-name="T31">logical thinking from known precepts, and the Baconian method emphasizes the rigorous collection of data from experimentation.</text:span></text:p>
      <text:p text:style-name="P13"><text:span text:style-name="T27"><text:tab/>Karl Popper made further advances to the </text:span><text:span text:style-name="T28">scientific </text:span><text:span text:style-name="T27">method by </text:span><text:span text:style-name="T28">rejecting induction and advocating critical rationalism, whereby scientific theories can never be proven by observation, but can only be invalidated by falsification. The concept of falsification overcomes a limit of induction: while any number of theories can be created to explain an inductive conclusion, only falsifiable ones can ever be </text:span><text:span text:style-name="T32">tested and </text:span><text:span text:style-name="T28">examined. This </text:span><text:span text:style-name="T32">condition </text:span><text:span text:style-name="T28">precludes supernatural causes or unfounded speculation from argument. </text:span><text:span text:style-name="T32">For this reason, f</text:span><text:span text:style-name="T28">alsification is frequently used as a criteria separating science from pseudoscience.</text:span></text:p>
      <text:p text:style-name="P14"><text:span text:style-name="T28"><text:tab/>Falsification has </text:span><text:span text:style-name="T29">not been accepted by all philosophers, though. </text:span><text:span text:style-name="T17">Paul Feyerabend’s radical view of epistemological anarchism advocates that </text:span><text:span text:style-name="T10">any</text:span><text:span text:style-name="T17"> </text:span><text:span text:style-name="T18">rationalist </text:span><text:span text:style-name="T17">methodology </text:span><text:span text:style-name="T29">(including Popper’s critical rationalism) </text:span><text:span text:style-name="T18">necessarily restricts progress </text:span><text:span text:style-name="T33">and should be rejected</text:span><text:span text:style-name="T18">. </text:span><text:span text:style-name="T29">He also argues </text:span><text:span text:style-name="T18">that science has historically advanced not only through empirical evidence but also through social means </text:span><text:span text:style-name="T33">that do not conform to conventional scientific methods</text:span><text:span text:style-name="T29">.</text:span><text:span text:style-name="T29"><text:bibliography-mark text:identifier="preston" text:bibliography-type="article" text:author="Preston, John" text:booktitle="The Stanford Encyclopedia of Philosophy" text:edition="Winter 2012" text:editor="Edward N. Zalta" text:title="Paul Feyerabend" text:year="2012" text:url="http://plato.stanford.edu/archives/win2012/entries/feyerabend/">(4)</text:bibliography-mark></text:span><text:span text:style-name="T29"> </text:span><text:span text:style-name="T30">Feyerabend’s positions have generally held less sway in science than in critical theory (perhaps because of his explicit rejection of falsifiability), so for the purposes of </text:span><text:span text:style-name="T31">determining</text:span><text:span text:style-name="T30"> criteria for urban science </text:span><text:span text:style-name="T31">that both science and larger society can identify, we shall use Cartesian, Baconian and Popperian views.</text:span></text:p>
      <text:p text:style-name="P6"><text:span text:style-name="T12"><text:tab/></text:span><text:span text:style-name="T33">It is instructive to review how other fields have advanced their aspirations to be treated as bona fide sciences, such as computer science</text:span><text:span text:style-name="T13">. </text:span><text:span text:style-name="T14">A commonly invoked criteria of a science is that it should deal with strictly natural phenomena. Since computers are creations of people, </text:span><text:span text:style-name="T31">skeptics of a computer “science” argue that</text:span><text:span text:style-name="T14"> any insights of the field only apply to artificial phenomena </text:span><text:soft-page-break/><text:span text:style-name="T14">associated with the technologies used in the construction of the machine; </text:span><text:span text:style-name="T19">that is, it can be engineering, but not science.</text:span><text:span text:style-name="T19"><text:bibliography-mark text:identifier="ubiquity07" text:bibliography-type="article" text:journal="Ubiquity" text:month="June" text:publisher="ACM" text:title="An Interview with Peter Denning on the Great Principles of Computing" text:year="2007">(5)</text:bibliography-mark></text:span><text:span text:style-name="T19"> While this argument </text:span><text:span text:style-name="T21">has </text:span><text:span text:style-name="T19">frustrated computational theorists whose intuition was that their field was built upon fundamental </text:span><text:span text:style-name="T21">natural </text:span><text:span text:style-name="T19">principles, it was breakthroughs in other fields that eventually came to the defense of computer science. The encoding mechanisms of DNA and quantum mechanical theories of information have been proffered as natural computing processes. </text:span><text:span text:style-name="T21">If one accepts these arguments, then computation is a fundamental process of nature, and computers are just one method of exploring it.</text:span><text:span text:style-name="T21"><text:bibliography-mark text:identifier="ubiquity07" text:bibliography-type="article" text:journal="Ubiquity" text:month="June" text:publisher="ACM" text:title="An Interview with Peter Denning on the Great Principles of Computing" text:year="2007">(5)</text:bibliography-mark></text:span><text:span text:style-name="T21"> </text:span><text:span text:style-name="T33">Although it is still a subject of epistemological debate among some philosophers, computer science is now generally regarded (at least by scientists in other fields) as a science.</text:span><text:span text:style-name="T33"><text:bibliography-mark text:identifier="ubiquity07" text:bibliography-type="article" text:journal="Ubiquity" text:month="June" text:publisher="ACM" text:title="An Interview with Peter Denning on the Great Principles of Computing" text:year="2007">(5)</text:bibliography-mark></text:span></text:p>
      <text:p text:style-name="P6"><text:span text:style-name="T14"><text:tab/></text:span><text:span text:style-name="T15">Cosmology’s status as a science has also been debated by physicists and philosophers. Here, the objection</text:span><text:span text:style-name="T33">s</text:span><text:span text:style-name="T15"> </text:span><text:span text:style-name="T33">have regarded</text:span><text:span text:style-name="T15"> the violation </text:span><text:span text:style-name="T33">of </text:span><text:span text:style-name="T15">falsifiability. </text:span><text:span text:style-name="T33">In 1948, </text:span><text:span text:style-name="T34">Fred Hoyle, Thomas Gold and Hermann Bondi proposed a “steady state” theory of the Universe, in opposition to the competing “big bang” theory. Steady state theory required the </text:span><text:span text:style-name="T11">a priori</text:span><text:span text:style-name="T34"> assumption called the “perfect cosmological principle,” </text:span><text:span text:style-name="T35">that the observable universe is spatially and temporally homogeneous. Popper himself attacked a less restrictive cosmological principle as unscientific. </text:span><text:span text:style-name="T36">In 1964, the discovery of the cosmic microwave background showed not only that the assumption was not only testable, but was in fact incorrect.</text:span><text:span text:style-name="T36"><text:bibliography-mark text:identifier="kragh" text:bibliography-type="journal" text:author="Kragh, Helge" text:journal="Studies in History and Philosophy of Modern Physics" text:pages="48-56" text:publisher="Elsevier" text:title="Testability and epistemic shifts in modern cosmology" text:volume="46" text:year="2014">(6)</text:bibliography-mark></text:span><text:span text:style-name="T36"> Thus, what started as an unfalsifiable, unscientific theory was in some sense redeemed by its rejection.</text:span><text:span text:style-name="T33"> </text:span><text:span text:style-name="T36">Current cosmological theories like multiverses face similar hurdles or testability and falsifiability, except now the assumptions are so esoteric that it seems unlikely that observation can ever provide insights.</text:span><text:span text:style-name="T36"><text:bibliography-mark text:identifier="kragh" text:bibliography-type="journal" text:author="Kragh, Helge" text:journal="Studies in History and Philosophy of Modern Physics" text:pages="48-56" text:publisher="Elsevier" text:title="Testability and epistemic shifts in modern cosmology" text:volume="46" text:year="2014">(6)</text:bibliography-mark></text:span><text:span text:style-name="T36"> </text:span><text:span text:style-name="T16">This has led some to wonder </text:span><text:span text:style-name="T17">whether falsifiability should lose its sacrosanct status: the tools to verify the proposals are not available and may be beyond humanity’s ability to create them, </text:span><text:span text:style-name="T37">so perhaps the definition of science should bend to permit these theories</text:span><text:span text:style-name="T17">.</text:span><text:span text:style-name="T17"><text:bibliography-mark text:identifier="matthews" text:bibliography-type="article" text:author="Matthews, Robert" text:journal="New Scientist" text:month="May 10" text:pages="44-47" text:title="Some swans are grey" text:year="2008">(7)</text:bibliography-mark></text:span><text:span text:style-name="T17"> This echoes </text:span><text:soft-page-break/><text:span text:style-name="T17">Paul Feyerabend’s epistemological anarchism</text:span><text:span text:style-name="T18">.</text:span></text:p>
      <text:p text:style-name="P6"><text:span text:style-name="T18"><text:tab/></text:span><text:span text:style-name="T20">These two examples hint at the objections that are likely to be raised against an urban science: that cities are anthropic creations, not natural phenomena; and that any theoretical explanation of cities must have </text:span><text:span text:style-name="T21">methods</text:span><text:span text:style-name="T20"> of verification and falsification. We take each of these objections in turn.</text:span></text:p>
      <text:p text:style-name="P6"><text:span text:style-name="T20"><text:tab/></text:span><text:span text:style-name="T21">Studies associated with urban science frequently focus on technologies such as geographic information systems, sensors and data mining to gain perspectives on the built environment of cities. </text:span><text:span text:style-name="T22">Studies that glean mechanistic explanations of urban dynamics from these analyses are more difficult to find. The works of Luis Bettencourt attempt to find </text:span><text:span text:style-name="T23">common patterns in growth for cities using metrics such as wealth </text:span><text:span text:style-name="T23"><text:bibliography-mark text:identifier="bettencourt10a" text:bibliography-type="journal" text:author="Bettencourt L.M.A., Lobo J., Strumsky D., West G.B." text:journal="PLoS ONE" text:month="November" text:number="11" text:title="Urban Scaling and Its Deviations: Revealing the Structure of Wealth, Innovation and Crime across Cities" text:volume="5" text:year="2010">(8)</text:bibliography-mark></text:span><text:span text:style-name="T23">, patents </text:span><text:span text:style-name="T23"><text:bibliography-mark text:identifier="bettencourt13" text:bibliography-type="journal" text:author="Bettencourt L.M.A., Trancik J.E., Kaur J." text:journal="PLoS ONE" text:month="October" text:number="10" text:title="Determinants of the Pace of Global Innovation in Energy Technologies" text:volume="8" text:year="2013">(9)</text:bibliography-mark></text:span><text:span text:style-name="T23"> and crime </text:span><text:span text:style-name="T23"><text:bibliography-mark text:identifier="gomez-lievano12" text:bibliography-type="journal" text:author="Gomez-Lievano A., Youn H., Bettencourt L.M.A." text:journal="PLoS ONE" text:number="7" text:title="The Statistics of Urban Scaling and Their Connection to Zipf's Law" text:volume="7" text:year="2012">(10)</text:bibliography-mark></text:span><text:span text:style-name="T23">. </text:span><text:span text:style-name="T24">These papers find compelling trends in growth, but offer less compelling explanations of mechanism. One analysis of criminal statistics in Latin America shows trends consistent with “Zipf’s Law,” an empirical observation motivated by statistical linguistics but shown to hold for other sociological phenomena. Although descriptive, it is not explanatory: why should Zipf’s Law hold for Latin American crime? Does the same relationship hold for other regions? Is there a threshold size for which scaling is consistent with Zipf’s Law? </text:span><text:span text:style-name="T25">Another study </text:span><text:span text:style-name="T25"><text:bibliography-mark text:identifier="bettencourt07" text:bibliography-type="journal" text:author="Bettencourt L.M.A., Lobo J., Helbing D., Ku ̈hnert C, West G.B." text:journal="Proc Nat Acad Sci USA" text:month="April" text:number="17" text:pages="7301-7306" text:title="Growth, innovation, scaling, and the pace of life in cities" text:volume="104" text:year="2007">(11)</text:bibliography-mark></text:span><text:span text:style-name="T25"> of ‘diverse properties’ of cities identifies similar trends across a wider geographic set, including the United States, Europe and China. In this study, the scaling parameters are used to classify these properties into types associated with economies of scale, preservation, and increasing returns. To these types, the authors attach a tenuous association of cities to biological systems: “Are these terms just qualitative metaphors, or is there quantitative and predictive substance in the implication that social organizations are extensions of biology?” While conceptually appealing and descriptive, no evidence is provided to form any basis for this association as an explanation.</text:span></text:p>
      <text:p text:style-name="P6"><text:soft-page-break/><text:span text:style-name="T15"><text:tab/></text:span><text:span text:style-name="T25">Edward Glaeser </text:span><text:span text:style-name="T25"><text:bibliography-mark text:identifier="glaeser98" text:bibliography-type="journal" text:author="Glaeser, Edward L." text:journal="Journal of Economic Perspectives" text:number="2" text:pages="139-160" text:title="Are Cities Dying?" text:volume="12" text:year="1998">(12)</text:bibliography-mark></text:span><text:span text:style-name="T25"> and Paul Krugman </text:span><text:span text:style-name="T25"><text:bibliography-mark text:identifier="krugman91" text:bibliography-type="journal" text:author="Krugman, Paul" text:journal="Journal of Political Economy" text:month="June" text:number="3" text:pages="483-499" text:publisher="University of Chicago Press" text:title="Returns and Economic Geography" text:volume="99" text:year="1991">(13)</text:bibliography-mark></text:span><text:span text:style-name="T25"> have </text:span><text:span text:style-name="T36">used </text:span><text:span text:style-name="T37">mathematics</text:span><text:span text:style-name="T36"> to construct models of </text:span><text:span text:style-name="T37">city economic dynamics. </text:span><text:span text:style-name="T38">Both have created novel, simple models that produce results </text:span></text:p>
      <text:p text:style-name="P12"/>
      <text:bibliography text:style-name="Sect1" text:name="Bibliography1">
        <text:bibliography-source>
          <text:index-title-template text:style-name="Bibliography_20_Heading">Bibliography</text:index-title-template>
          <text:bibliography-entry-template text:bibliography-type="article" text:style-name="Bibliography_20_1">
            <text:index-entry-bibliography text:style-name="_30__20_0_20_" text:bibliography-data-field="identifier"/>
            <text:index-entry-span>: </text:index-entry-span>
            <text:index-entry-bibliography text:style-name="_34__20_4_20_" text:bibliography-data-field="author"/>
            <text:index-entry-span>, </text:index-entry-span>
            <text:index-entry-bibliography text:style-name="_30__20_0_20_" text:bibliography-data-field="title"/>
            <text:index-entry-span>, </text:index-entry-span>
            <text:index-entry-bibliography text:style-name="_33__20_3_20_" text:bibliography-data-field="year"/>
          </text:bibliography-entry-template>
          <text:bibliography-entry-template text:bibliography-type="book" text:style-name="Bibliography_20_1">
            <text:index-entry-bibliography text:style-name="_30__20_0_20_" text:bibliography-data-field="identifier"/>
            <text:index-entry-span>: </text:index-entry-span>
            <text:index-entry-bibliography text:style-name="_34__20_4_20_" text:bibliography-data-field="author"/>
            <text:index-entry-span>, </text:index-entry-span>
            <text:index-entry-bibliography text:style-name="_30__20_0_20_" text:bibliography-data-field="title"/>
            <text:index-entry-span>, </text:index-entry-span>
            <text:index-entry-bibliography text:style-name="_33__20_3_20_" text:bibliography-data-field="year"/>
          </text:bibliography-entry-template>
          <text:bibliography-entry-template text:bibliography-type="booklet"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onference"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1"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2"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3"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4" text:style-name="Bibliography_20_1">
            <text:index-entry-bibliography text:style-name="_30__20_0_20_" text:bibliography-data-field="identifier"/>
            <text:index-entry-span>: </text:index-entry-span>
            <text:index-entry-bibliography text:style-name="_34__20_4_20_" text:bibliography-data-field="author"/>
            <text:index-entry-span>, </text:index-entry-span>
            <text:index-entry-bibliography text:style-name="_30__20_0_20_" text:bibliography-data-field="title"/>
            <text:index-entry-span>, </text:index-entry-span>
            <text:index-entry-bibliography text:style-name="_33__20_3_20_" text:bibliography-data-field="year"/>
          </text:bibliography-entry-template>
          <text:bibliography-entry-template text:bibliography-type="custom5"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email"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inbook"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incollection"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inproceeding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journal"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manual"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mastersthesi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misc"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index-entry-span>, </text:index-entry-span>
            <text:index-entry-bibliography text:style-name="_34__20_" text:bibliography-data-field="url"/>
          </text:bibliography-entry-template>
          <text:bibliography-entry-template text:bibliography-type="phdthesi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proceeding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techreport"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unpublished"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www"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source>
        <text:index-body>
          <text:index-title text:style-name="Sect2" text:name="Bibliography1_Head">
            <text:p text:style-name="P17">Bibliography</text:p>
          </text:index-title>
          <text:p text:style-name="P16">1: , FACT SHEET: Administration Announces New “Smart Cities” Initiative to Help Communities Tackle Local Challenges and Improve City Services, 2015, https://www.whitehouse.gov/the-press-office/2015/09/14/fact-sheet-administration-announces-new-smart-cities-initiative-help</text:p>
          <text:p text:style-name="P16">2: Allwinkle, Sam and Cruickshank, Peter, Creating Smart-er Cities: An Overview, 2011</text:p>
          <text:p text:style-name="P16">3: Clarke, Desmond M., Descartes' philosophy of science and the scientific revolution, 2006</text:p>
          <text:p text:style-name="P16">4: Preston, John, Paul Feyerabend, 2012</text:p>
          <text:p text:style-name="P16">5: , An Interview with Peter Denning on the Great Principles of Computing, 2007</text:p>
          <text:p text:style-name="P16">6: Kragh, Helge, Testability and epistemic shifts in modern cosmology, 2014</text:p>
          <text:p text:style-name="P16">7: Matthews, Robert, Some swans are grey, 2008</text:p>
          <text:p text:style-name="P16">8: Bettencourt L.M.A., Lobo J., Strumsky D., West G.B., Urban Scaling and Its Deviations: Revealing the Structure of Wealth, Innovation and Crime across Cities, 2010</text:p>
          <text:p text:style-name="P16">9: Bettencourt L.M.A., Trancik J.E., Kaur J., Determinants of the Pace of Global Innovation in Energy Technologies, 2013</text:p>
          <text:p text:style-name="P16">10: Gomez-Lievano A., Youn H., Bettencourt L.M.A., The Statistics of Urban Scaling and Their Connection to Zipf's Law, 2012</text:p>
          <text:p text:style-name="P16">11: Bettencourt L.M.A., Lobo J., Helbing D., Ku ̈hnert C, West G.B., Growth, innovation, scaling, and the pace of life in cities, 2007</text:p>
          <text:p text:style-name="P16">12: Glaeser, Edward L., Are Cities Dying?, 1998</text:p>
          <text:p text:style-name="P16">13: Krugman, Paul, Returns and Economic Geography, 1991</text:p>
        </text:index-body>
      </text:bibliography>
      <text:p text:style-name="P12"/>
      <text:p text:style-name="P3"/>
      <text:p text:style-name="P11">Notes</text:p>
      <text:p text:style-name="P4"/>
      <text:p text:style-name="P8">Nature of scientific inquiry</text:p>
      <text:p text:style-name="P7"><text:tab/><text:span text:style-name="T6">Distinction from metaphysics or natural philosophy</text:span></text:p>
      <text:p text:style-name="P7"><text:tab/><text:span text:style-name="T5">Descartes/Bacon vs Aristotelian syllogism (we are in Bacon's camp)</text:span></text:p>
      <text:p text:style-name="P7"><text:tab/><text:span text:style-name="T5">Popper (addition of falsifiability)</text:span></text:p>
      <text:p text:style-name="P7"><text:tab/><text:span text:style-name="T5">Empiricists</text:span></text:p>
      <text:p text:style-name="P8">Other fields' aspirations to science</text:p>
      <text:p text:style-name="P7"><text:tab/><text:span text:style-name="T5">Computer science (Peter Denning)</text:span></text:p>
      <text:p text:style-name="P7"><text:tab/><text:span text:style-name="T5">Management (Frederick Taylor)</text:span></text:p>
      <text:p text:style-name="P7"><text:tab/><text:span text:style-name="T5">Social science</text:span></text:p>
      <text:p text:style-name="P8">Properties of 'urban science'</text:p>
      <text:p text:style-name="P7"><text:tab/><text:span text:style-name="T5">Complex systems (Jane Jacobs)</text:span></text:p>
      <text:p text:style-name="P7"><text:tab/><text:span text:style-name="T5">What are its principles? Denning; Bettencourt &amp; West → “unified theory of urban living”</text:span></text:p>
      <text:p text:style-name="P7"><text:tab/><text:span text:style-name="T7">Is it falsifiable vis a vis Popper?</text:span></text:p>
      <text:p text:style-name="P8">How have urban thinkers applied science?</text:p>
      <text:p text:style-name="P8"><text:tab/>Glaeser, Krugman (economics, mathematics)</text:p>
      <text:p text:style-name="P8"><text:tab/>Bettencourt (appeal to biological comparison)</text:p>
      <text:p text:style-name="P10"><text:tab/>CUSP initiatives (urban observatory, quanitified community) → is this science?</text:p>
      <text:p text:style-name="P9">What's the difference between a science and other sciences applied to the domain? Does it become distinct?</text:p>
      <text:p text:style-name="P7"><text:tab/><text:span text:style-name="T5">Machine learning paradigms, nature of computation</text:span></text:p>
      <text:p text:style-name="P7"><text:tab/><text:tab/><text:span text:style-name="T5">theoretical insight from application</text:span></text:p>
      <text:p text:style-name="P8">Ability to make generalizations</text:p>
      <text:p text:style-name="P8"><text:tab/><text:span text:style-name="T8">Do we have general, falsifiable theories to fit all observations?</text:span></text:p>
      <text:p text:style-name="P8"><text:tab/><text:span text:style-name="T8">Do we have theories to explain “outliers”?</text:span></text:p>
      <text:p text:style-name="P8"><text:tab/><text:span text:style-name="T8">Are they outliers? → Do outliers imply cities are statistical or does theory need to be expansive enough to explain them with a cohesive set of laws? If so, how to have a general theory that explains both Omaha and Ouagadougou?</text:span></text:p>
      <text:p text:style-name="P8"><text:tab/>If not, then this is “just” engineering</text:p>
      <text:p text:style-name="P8"><text:tab/>Engineering is still important and the tools developed may have general application (not just in an urban context)</text:p>
      <text:p text:style-name="P8"><text:tab/><text:span text:style-name="T7">This makes it a viable and important field to study in a scientific context</text:span></text:p>
      <text:p text:style-name="P8"><text:tab/><text:span text:style-name="T7">Still hope to develop science: theoretical insights come from sensory observation (Bacon, Popper)</text:span></text:p>
      <text:p text:style-name="P8"/>
      <text:p text:style-name="P10">What this does not cover:</text:p>
      <text:p text:style-name="P10"><text:tab/>Outcomes necessarily become political because all hypotheses in the urban environment involve people (their homes, their capital)</text:p>
      <text:p text:style-name="P7"><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igure" style:family="paragraph" style:parent-style-name="Caption">
      <style:text-properties style:font-name="Times New Roman" fo:font-family="'Times New Roman'" style:font-style-name="Italic" style:font-family-generic="roman" style:font-pitch="variable"/>
    </style:style>
    <style:style style:name="Bibliography_20_1" style:display-name="Bibliography 1" style:family="paragraph" style:parent-style-name="Index" style:class="index" style:master-page-name="">
      <style:paragraph-properties fo:margin-left="0in" fo:margin-right="0in" fo:text-indent="0in" style:auto-text-indent="false" style:page-number="auto">
        <style:tab-stops>
          <style:tab-stop style:position="6.5in" style:type="right" style:leader-style="dotted" style:leader-text="."/>
        </style:tab-stops>
      </style:paragraph-properties>
      <style:text-properties style:text-position="0% 100%" style:font-name="Times New Roman1" fo:font-family="'Times New Roman'" style:font-style-name="Regular" style:font-family-generic="roman" style:font-pitch="variabl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Standard">
      <style:paragraph-properties fo:line-height="100%" fo:text-align="end" style:justify-single-word="false"/>
      <style:text-properties style:font-name="Times New Roman2" officeooo:rsid="001e8c21" officeooo:paragraph-rsid="0024a3ba"/>
    </style:style>
    <style:style style:name="MP2" style:family="paragraph" style:parent-style-name="Standard">
      <style:paragraph-properties fo:line-height="100%" fo:text-align="end" style:justify-single-word="false"/>
      <style:text-properties style:font-name="Times New Roman2" fo:font-size="9pt" officeooo:rsid="001e8c21" officeooo:paragraph-rsid="0024a3ba" style:font-size-asian="9pt" style:font-size-complex="9pt"/>
    </style:style>
    <style:style style:name="MT1" style:family="text">
      <style:text-properties fo:font-size="9pt" style:font-size-asian="9pt" style:font-size-complex="9pt"/>
    </style:style>
    <style:style style:name="MT2" style:family="text">
      <style:text-properties fo:font-size="9pt" officeooo:rsid="005f32ae" style:font-size-asian="9pt" style:font-size-complex="9pt"/>
    </style:style>
    <style:style style:name="MT3" style:family="text">
      <style:text-properties fo:font-size="9pt" officeooo:rsid="001ecc01" style:font-size-asian="9pt" style:font-size-complex="9pt"/>
    </style:style>
    <style:style style:name="MT4" style:family="text">
      <style:text-properties officeooo:rsid="0039f974"/>
    </style:style>
    <style:page-layout style:name="Mpm1">
      <style:page-layout-properties fo:page-width="8.5in" fo:page-height="11in" style:num-format="1" style:print-orientation="portrait" fo:margin-top="0.5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svg:height="0.5in" fo:margin-left="0in" fo:margin-right="0in" fo:margin-bottom="0.2in" style:dynamic-spacing="true"/>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Christopher Prince<text:line-break/></text:span><text:span text:style-name="MT2">p. </text:span><text:span text:style-name="MT2"><text:page-number text:select-page="current">7</text:page-number></text:span></text:p>
      </style:header>
      <style:header-first>
        <text:p text:style-name="MP1"><text:span text:style-name="MT1">Christopher Prince (</text:span><text:a xlink:type="simple" xlink:href="mailto:cmp670@nyu.edu" text:style-name="Internet_20_link" text:visited-style-name="Visited_20_Internet_20_Link"><text:span text:style-name="MT1">cmp670@nyu.edu</text:span></text:a><text:span text:style-name="MT1">)<text:line-break/></text:span><text:span text:style-name="MT3">CUSP GX 4001 Sec. 2</text:span></text:p>
        <text:p text:style-name="MP2"><text:span text:style-name="MT4">22</text:span> September 2015</text:p>
      </style:header-first>
    </style:master-page>
    <style:master-page style:name="First_20_Page" style:display-name="First Page" style:page-layout-name="Mpm2" style:next-style-name="Standard"/>
    <style:master-page style:name="Index" style:page-layout-name="Mpm2"/>
    <style:master-page style:name="Endnote" style:page-layout-name="Mpm3"/>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11T23:57:03.213204355</meta:creation-date>
    <dc:date>2015-09-22T01:03:39.222126786</dc:date>
    <meta:editing-duration>PT4H58M23S</meta:editing-duration>
    <meta:editing-cycles>35</meta:editing-cycles>
    <meta:generator>LibreOffice/4.4.2.2$Linux_X86_64 LibreOffice_project/40m0$Build-2</meta:generator>
    <meta:document-statistic meta:table-count="0" meta:image-count="0" meta:object-count="0" meta:page-count="7" meta:paragraph-count="59" meta:word-count="1727" meta:character-count="11701" meta:non-whitespace-character-count="9998"/>
  </office:meta>
</office:document-meta>
</file>